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47ee" officeooo:paragraph-rsid="001947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quence diagram descriptions</text:p>
      <text:p text:style-name="P1"/>
      <text:p text:style-name="P1">Login Sequence Diagram:</text:p>
      <text:p text:style-name="P1"/>
      <text:p text:style-name="P1">The user that wishes to login will submit their username and password to the login server. Once the server receives this request, it will establish a connection with the database and submit a query to look for a record that matches the username and hashed password. The reply from the query will dictate the result of the login attempt. If a matching record is found, the user will be logged in. If not then the user will be notified that the login attempt failed. </text:p>
      <text:p text:style-name="P1"/>
      <text:p text:style-name="P1">Create Account Sequence Diagram: </text:p>
      <text:p text:style-name="P1"/>
      <text:p text:style-name="P1">The user that wishes to create an account will submit a username and password to the “create account” option on the login server. Once the server receives this request, it will submit a query to the database to check and see if that username and password already exists. If it already exists, the user will be notified that the request failed. If it does not already exist, it will submit a new query to the database to create that record with that username and password. <text:s/>Then the user will be notified that it was successful and they will be automatically logged in.</text:p>
      <text:p text:style-name="P1"/>
      <text:p text:style-name="P1">Create Listing Sequence Diagram</text:p>
      <text:p text:style-name="P1"/>
      <text:p text:style-name="P1">A user that has already been logged-in (reference to diagram 1) can go to the “MapView” page and select a location to submit an occurrence. Once they submit an occurrence and fill out the details, a request will be sent and a connection to the database will be established. This query will insert a record into the database that has the details of the occurrence that has been observed by the user. The user will then be notified of a success or failure of this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12:18:40.445375000</meta:creation-date>
    <dc:date>2018-10-07T12:25:30.607638000</dc:date>
    <meta:editing-duration>PT6M50S</meta:editing-duration>
    <meta:editing-cycles>1</meta:editing-cycles>
    <meta:generator>LibreOffice/5.2.0.4$MacOSX_X86_64 LibreOffice_project/066b007f5ebcc236395c7d282ba488bca6720265</meta:generator>
    <meta:document-statistic meta:table-count="0" meta:image-count="0" meta:object-count="0" meta:page-count="1" meta:paragraph-count="7" meta:word-count="286" meta:character-count="1619" meta:non-whitespace-character-count="1337"/>
  </office:meta>
</office:document-meta>
</file>